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f8c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f8c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f8c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f8c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f8c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f8c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f8c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f8c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f8c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f8c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f8c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f8c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f8c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f8c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f8c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f8c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f8c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Nathalia Estefania Lòpez Jimen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9/1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33300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Carlos Eduardo Lopez Lo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8082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6.1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7" meta:non-whitespace-character-count="1009"/>
    <meta:template xlink:type="simple" xlink:actuate="onRequest" xlink:title="Normal" xlink:href=""/>
  </office:meta>
</office:document-meta>
</file>